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fo:color="#000000" loext:opacity="100%" style:font-name="Calibri1" fo:language="fr" fo:country="FR" officeooo:paragraph-rsid="0011ce05" style:font-name-complex="Calibri1"/>
    </style:style>
    <style:style style:name="P3" style:family="paragraph" style:parent-style-name="Standard" style:list-style-name="L1">
      <style:text-properties style:font-name="Calibri1"/>
    </style:style>
    <style:style style:name="P4" style:family="paragraph" style:parent-style-name="Text_20_body" style:master-page-name="MP0">
      <style:paragraph-properties style:page-number="auto" fo:break-before="page"/>
      <style:text-properties fo:color="#000000" loext:opacity="100%" style:font-name="Calibri1" fo:language="fr" fo:country="FR" fo:font-weight="bold" officeooo:paragraph-rsid="0011ce05" style:font-weight-asian="bold" style:font-name-complex="Calibri1" style:font-weight-complex="bold"/>
    </style:style>
    <style:style style:name="P5" style:family="paragraph" style:parent-style-name="Text_20_body" style:list-style-name="L1">
      <style:text-properties fo:color="#000000" loext:opacity="100%" style:font-name="Calibri1" fo:language="fr" fo:country="FR" officeooo:rsid="0013c183" officeooo:paragraph-rsid="0013c183" style:font-name-complex="Calibri1"/>
    </style:style>
    <style:style style:name="P6" style:family="paragraph" style:parent-style-name="Text_20_body" style:list-style-name="L1">
      <style:text-properties fo:color="#000000" loext:opacity="100%" style:font-name="Calibri1" fo:language="fr" fo:country="FR" officeooo:rsid="0014fc61" officeooo:paragraph-rsid="0014fc61" style:font-name-complex="Calibri1"/>
    </style:style>
    <style:style style:name="P7" style:family="paragraph" style:parent-style-name="Text_20_body" style:list-style-name="L1">
      <style:text-properties fo:color="#000000" loext:opacity="100%" style:font-name="Calibri1" fo:language="fr" fo:country="FR" officeooo:rsid="00263b98" officeooo:paragraph-rsid="00263b98" style:font-name-complex="Calibri1"/>
    </style:style>
    <style:style style:name="P8" style:family="paragraph" style:parent-style-name="Text_20_body" style:list-style-name="L1">
      <style:text-properties style:font-name="Calibri1"/>
    </style:style>
    <style:style style:name="P9" style:family="paragraph" style:parent-style-name="Text_20_body" style:list-style-name="L1">
      <style:text-properties style:font-name="Calibri1" officeooo:rsid="0019b15f" officeooo:paragraph-rsid="0019b15f"/>
    </style:style>
    <style:style style:name="P10" style:family="paragraph" style:parent-style-name="Text_20_body" style:list-style-name="L1">
      <style:text-properties style:font-name="Calibri1" officeooo:rsid="001b894a" officeooo:paragraph-rsid="001b894a"/>
    </style:style>
    <style:style style:name="P11" style:family="paragraph" style:parent-style-name="Text_20_body" style:list-style-name="L1">
      <style:text-properties style:font-name="Calibri1" officeooo:rsid="001eeb45" officeooo:paragraph-rsid="001eeb45"/>
    </style:style>
    <style:style style:name="T1" style:family="text">
      <style:text-properties fo:font-size="10pt" fo:language="fr" fo:country="FR" style:font-size-asian="10pt" style:font-size-complex="9pt"/>
    </style:style>
    <style:style style:name="T2" style:family="text">
      <style:text-properties officeooo:rsid="0011ce05"/>
    </style:style>
    <style:style style:name="T3" style:family="text">
      <style:text-properties officeooo:rsid="0016d39c"/>
    </style:style>
    <style:style style:name="T4" style:family="text">
      <style:text-properties officeooo:rsid="0017b35e"/>
    </style:style>
    <style:style style:name="T5" style:family="text">
      <style:text-properties fo:font-weight="normal" style:font-weight-asian="normal" style:font-name-complex="Calibri2" style:font-weight-complex="normal"/>
    </style:style>
    <style:style style:name="T6" style:family="text">
      <style:text-properties fo:font-weight="normal" officeooo:rsid="0019b15f" style:font-weight-asian="normal" style:font-name-complex="Calibri2" style:font-weight-complex="normal"/>
    </style:style>
    <style:style style:name="T7" style:family="text">
      <style:text-properties officeooo:rsid="001b894a"/>
    </style:style>
    <style:style style:name="T8" style:family="text">
      <style:text-properties officeooo:rsid="001eeb45"/>
    </style:style>
    <style:style style:name="T9" style:family="text">
      <style:text-properties officeooo:rsid="00263b9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esoins en données pour <text:span text:style-name="T2">l’</text:span>évaluation <text:span text:style-name="T2">des effets macroéconomiques de la</text:span> SNBC-3</text:p>
      <text:p text:style-name="P2">A<text:span text:style-name="T2">lma Monserand et Gaël Callonnec – Novembre 2022</text:span></text:p>
      <text:list xml:id="list704200258" text:style-name="L1">
        <text:list-item>
          <text:p text:style-name="P5">Bilans énergie d’Enerdata</text:p>
          <text:list>
            <text:list-item>
              <text:p text:style-name="P5">bilan_E_AME pour 2020 : le bilan n’est pas exactement équilibré, malgré la ligne « écart statistique » : pour plusieurs colonnes le total approvisionnement n’est pas égal à la somme de la conso interne de la branche et de la conso finale. Ce serait bien si Enerdata pouvait nous fournir un tableau corrigé, et si possible expliquer pourquoi 4 cases sont en orange (doit on en déduire que les valeurs sont nulles ?)</text:p>
            </text:list-item>
            <text:list-item>
              <text:p text:style-name="P5">Serait-il possible de désagréger le solaire thermique et la géothermie ?</text:p>
            </text:list-item>
            <text:list-item>
              <text:p text:style-name="P5">La colonne « chaleur de l’environnement » désigne les PAC aérothermiques, n’est-ce pas ?</text:p>
            </text:list-item>
          </text:list>
        </text:list-item>
        <text:list-item>
          <text:p text:style-name="P7">Coût de production des énergies :</text:p>
          <text:list>
            <text:list-item>
              <text:p text:style-name="P7">OPEX au MWh</text:p>
            </text:list-item>
            <text:list-item>
              <text:p text:style-name="P7">CAPEX au MWh</text:p>
            </text:list-item>
          </text:list>
        </text:list-item>
        <text:list-item>
          <text:p text:style-name="P6">Mix électrique : dans le fichier RUN1_hypothèses_énergie vous donnez l’évolution du mix électrique. Globalement, on va plutôt se servir des bilans Enerdata, <text:span text:style-name="T4">sauf pour</text:span> les EnR électriques <text:span text:style-name="T4">qui sont toutes regroupées </text:span>en une seule colonne. Nous a<text:span text:style-name="T3">uri</text:span>ons besoin d’une désagrégation dans laquelle figur<text:span text:style-name="T3">erai</text:span>ent la géothermie (élec) et les énergies marines, ce qui n’est pas le cas <text:span text:style-name="T3">actuellement dans votre fichier </text:span><text:span text:style-name="T4">RUN1</text:span><text:span text:style-name="T3">. Serait-ce possible ?</text:span></text:p>
        </text:list-item>
        <text:list-item>
          <text:p text:style-name="P8"><text:span text:style-name="T5">Coefficients d’usage interne des branches énergie par type de production </text:span><text:span text:style-name="T6">(pour l’instant on utilise les rendements indiqués dans le document « chiffres clés de l’énergie 2021 » : sont-ils amenés à évoluer?)</text:span></text:p>
        </text:list-item>
        <text:list-item>
          <text:p text:style-name="P9">Industrie</text:p>
          <text:list>
            <text:list-item>
              <text:p text:style-name="P9">Pouvez-vous préciser votre hypothèse « Une décorrélation de la production physique et de la valeur ajoutée des secteurs diffus est supposée » ? (fichier hypothèses industrie)</text:p>
            </text:list-item>
            <text:list-item>
              <text:p text:style-name="P9">Pourquoi <text:span text:style-name="T7">les branches n’évoluent pas comme le sentier de croissance équilibré ? Y a-t-il des chocs </text:span><text:span text:style-name="T9">de demande de produits industriels</text:span><text:span text:style-name="T7">, et si oui, lesquels </text:span><text:span text:style-name="T9">(conso finale, consos intermédiaires, exports…) </text:span><text:span text:style-name="T7">? </text:span><text:span text:style-name="T9">Est-ce lié à des dynamiques de relocalisation et/ou de développement de filières industrielles (production d’éoliennes par exemple) ?</text:span></text:p>
            </text:list-item>
            <text:list-item>
              <text:p text:style-name="P10">Efficacité énergétique : les gains en % indiqués s’appliquent à l’énergie consommée par tonne produite, ou par unité de VA ?</text:p>
            </text:list-item>
          </text:list>
        </text:list-item>
        <text:list-item>
          <text:p text:style-name="P10">Agriculture</text:p>
          <text:list>
            <text:list-item>
              <text:p text:style-name="P10">Evolution de la productivité du travail (à l'hectare par ex.)</text:p>
            </text:list-item>
            <text:list-item>
              <text:p text:style-name="P10">Evolution du CAPEX à l'hectare</text:p>
            </text:list-item>
            <text:list-item>
              <text:p text:style-name="P10">Impact de l'évolution de la conso de viande sur le chiffre d'affaires de la branche agriculture, en € constants</text:p>
            </text:list-item>
            <text:list-item>
              <text:p text:style-name="P10"><text:soft-page-break/>Evolution du montant des consommations intermédiaires, notamment taux de réduction des intrants chimiques.</text:p>
            </text:list-item>
          </text:list>
        </text:list-item>
        <text:list-item>
          <text:p text:style-name="P11">Transport</text:p>
          <text:list>
            <text:list-item>
              <text:p text:style-name="P11">Durée de vie des VP</text:p>
            </text:list-item>
            <text:list-item>
              <text:p text:style-name="P11">Taux d’occupation des VP</text:p>
            </text:list-item>
          </text:list>
        </text:list-item>
        <text:list-item>
          <text:p text:style-name="P8">Bâtiments</text:p>
          <text:list>
            <text:list-item>
              <text:p text:style-name="P8">Nb m²/hab résidentiel</text:p>
            </text:list-item>
            <text:list-item>
              <text:p text:style-name="P3">Nb m² constructions neuves <text:span text:style-name="T8">(résidentiel, tertiaire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fo:hyphenation-remain-char-count="2" fo:hyphenation-push-char-count="2" loext:hyphenation-no-caps="false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ize="10pt" fo:language="fr" fo:country="FR" style:font-size-asian="10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Police_20_par_20_défaut"><text:span text:style-name="MT1"><text:page-number text:select-page="current">2</text:page-number></text:span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8T16:08:37.217000000</meta:creation-date>
    <dc:date>2022-11-09T15:30:48.004000000</dc:date>
    <meta:editing-duration>PT4H25M25S</meta:editing-duration>
    <meta:editing-cycles>7</meta:editing-cycles>
    <meta:generator>LibreOffice/7.3.6.2$Windows_X86_64 LibreOffice_project/c28ca90fd6e1a19e189fc16c05f8f8924961e12e</meta:generator>
    <meta:document-statistic meta:table-count="0" meta:image-count="0" meta:object-count="0" meta:page-count="2" meta:paragraph-count="27" meta:word-count="420" meta:character-count="2539" meta:non-whitespace-character-count="2172"/>
  </office:meta>
</office:document-meta>
</file>